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James was scouted by <text:a xlink:type="simple" xlink:href="https://en.wikipedia.org/wiki/Arsenal_W.F.C." text:style-name="Internet_20_link" text:visited-style-name="Visited_20_Internet_20_Link">Arsenal</text:a> as a 13-year-old and trained with the boys' team, but within two years she began training with the first team.<text:bookmark text:name="cite_ref-JamesArsenal_2-0"/><text:a xlink:type="simple" xlink:href="https://en.wikipedia.org/wiki/Lauren_James#cite_note-JamesArsenal-2" text:style-name="Internet_20_link" text:visited-style-name="Visited_20_Internet_20_Link">[2]</text:a> On 29 October 2017, James made her debut for Arsenal, coming on in the 67th minute, replacing <text:a xlink:type="simple" xlink:href="https://en.wikipedia.org/wiki/Lisa_Evans" text:style-name="Internet_20_link" text:visited-style-name="Visited_20_Internet_20_Link">Lisa Evans</text:a> in a 2–0 win over <text:a xlink:type="simple" xlink:href="https://en.wikipedia.org/wiki/Everton_L.F.C." text:style-name="Internet_20_link" text:visited-style-name="Visited_20_Internet_20_Link">Everton</text:a> in the <text:a xlink:type="simple" xlink:href="https://en.wikipedia.org/wiki/2017–18_FA_WSL" text:style-name="Internet_20_link" text:visited-style-name="Visited_20_Internet_20_Link">2017–18</text:a> season.<text:bookmark text:name="cite_ref-bbc_41711679_3-0"/><text:a xlink:type="simple" xlink:href="https://en.wikipedia.org/wiki/Lauren_James#cite_note-bbc_41711679-3" text:style-name="Internet_20_link" text:visited-style-name="Visited_20_Internet_20_Link">[3]</text:a> In doing so, she became the second-youngest player in Arsenal's history to make their debut.<text:bookmark text:name="cite_ref-JamesArsenal_2-1"/><text:a xlink:type="simple" xlink:href="https://en.wikipedia.org/wiki/Lauren_James#cite_note-JamesArsenal-2" text:style-name="Internet_20_link" text:visited-style-name="Visited_20_Internet_20_Link">[2]</text:a> </text:p>
      <text:h text:style-name="Heading_20_3" text:outline-level="3"><text:bookmark text:name="Manchester_United"/>Manchester United </text:h>
      <text:p text:style-name="Text_20_body">James playing for <text:a xlink:type="simple" xlink:href="https://en.wikipedia.org/wiki/Manchester_United_W.F.C." text:style-name="Internet_20_link" text:visited-style-name="Visited_20_Internet_20_Link">Manchester United</text:a> against <text:a xlink:type="simple" xlink:href="https://en.wikipedia.org/wiki/Brighton_%26_Hove_Albion_W.F.C." text:style-name="Internet_20_link" text:visited-style-name="Visited_20_Internet_20_Link">Brighton &amp; Hove Albion</text:a> in 2019.</text:p>
      <text:p text:style-name="Text_20_body">On 13 July 2018, it was announced that James would be part of the first professional <text:a xlink:type="simple" xlink:href="https://en.wikipedia.org/wiki/Manchester_United_W.F.C." text:style-name="Internet_20_link" text:visited-style-name="Visited_20_Internet_20_Link">Manchester United</text:a> squad due to compete in the newly restructured <text:a xlink:type="simple" xlink:href="https://en.wikipedia.org/wiki/2018–19_FA_Women%27s_Championship" text:style-name="Internet_20_link" text:visited-style-name="Visited_20_Internet_20_Link">2018–19 FA Women's Championship</text:a>.<text:bookmark text:name="cite_ref-4"/><text:a xlink:type="simple" xlink:href="https://en.wikipedia.org/wiki/Lauren_James#cite_note-4" text:style-name="Internet_20_link" text:visited-style-name="Visited_20_Internet_20_Link">[4]</text:a> She made her competitive debut for Manchester United in a 1–0 <text:a xlink:type="simple" xlink:href="https://en.wikipedia.org/wiki/FA_Women%27s_League_Cup" text:style-name="Internet_20_link" text:visited-style-name="Visited_20_Internet_20_Link">League Cup</text:a> victory against <text:a xlink:type="simple" xlink:href="https://en.wikipedia.org/wiki/Liverpool_F.C._Women" text:style-name="Internet_20_link" text:visited-style-name="Visited_20_Internet_20_Link">Liverpool</text:a>, on 19 August.<text:bookmark text:name="cite_ref-manutd_20180819_5-0"/><text:a xlink:type="simple" xlink:href="https://en.wikipedia.org/wiki/Lauren_James#cite_note-manutd_20180819-5" text:style-name="Internet_20_link" text:visited-style-name="Visited_20_Internet_20_Link">[5]</text:a> She scored the opening two goals in United's first game of the <text:a xlink:type="simple" xlink:href="https://en.wikipedia.org/wiki/2018–19_FA_Women%27s_Championship" text:style-name="Internet_20_link" text:visited-style-name="Visited_20_Internet_20_Link">2018–19 Championship</text:a> season, a 12–0 win away to <text:a xlink:type="simple" xlink:href="https://en.wikipedia.org/wiki/Aston_Villa_L.F.C." text:style-name="Internet_20_link" text:visited-style-name="Visited_20_Internet_20_Link">Aston Villa</text:a>.<text:bookmark text:name="cite_ref-6"/><text:a xlink:type="simple" xlink:href="https://en.wikipedia.org/wiki/Lauren_James#cite_note-6" text:style-name="Internet_20_link" text:visited-style-name="Visited_20_Internet_20_Link">[6]</text:a> James was voted FA Women's Championship player of the month for September following her three goals across Manchester United's unbeaten opening month.<text:bookmark text:name="cite_ref-SepPOTM_7-0"/><text:a xlink:type="simple" xlink:href="https://en.wikipedia.org/wiki/Lauren_James#cite_note-SepPOTM-7" text:style-name="Internet_20_link" text:visited-style-name="Visited_20_Internet_20_Link">[7]</text:a> On 20 April 2019, James scored four goals in a 7–0 league win against <text:a xlink:type="simple" xlink:href="https://en.wikipedia.org/wiki/Crystal_Palace_F.C._(Women)" text:style-name="Internet_20_link" text:visited-style-name="Visited_20_Internet_20_Link">Crystal Palace</text:a>.<text:bookmark text:name="cite_ref-manutd_20190420_8-0"/><text:a xlink:type="simple" xlink:href="https://en.wikipedia.org/wiki/Lauren_James#cite_note-manutd_20190420-8" text:style-name="Internet_20_link" text:visited-style-name="Visited_20_Internet_20_Link">[8]</text:a> </text:p>
      <text:p text:style-name="Text_20_body">James scored United's first ever <text:a xlink:type="simple" xlink:href="https://en.wikipedia.org/wiki/FA_Women%27s_Super_League" text:style-name="Internet_20_link" text:visited-style-name="Visited_20_Internet_20_Link">WSL</text:a> goal, netting in the 71st minute in a 2–0 win against Liverpool on 28 September 2019.<text:bookmark text:name="cite_ref-manutd_20190928_9-0"/><text:a xlink:type="simple" xlink:href="https://en.wikipedia.org/wiki/Lauren_James#cite_note-manutd_20190928-9" text:style-name="Internet_20_link" text:visited-style-name="Visited_20_Internet_20_Link">[9]</text:a> Two weeks later, James was sent off in United's 3–0 league win away to <text:a xlink:type="simple" xlink:href="https://en.wikipedia.org/wiki/Tottenham_Hotspur_F.C._Women" text:style-name="Internet_20_link" text:visited-style-name="Visited_20_Internet_20_Link">Tottenham Hotspur</text:a> after receiving two yellow cards.<text:bookmark text:name="cite_ref-manutd_20191013_10-0"/><text:a xlink:type="simple" xlink:href="https://en.wikipedia.org/wiki/Lauren_James#cite_note-manutd_20191013-10" text:style-name="Internet_20_link" text:visited-style-name="Visited_20_Internet_20_Link">[10]</text:a> James signed her first professional contract with the club on 16 December.<text:bookmark text:name="cite_ref-manutd_20191216_11-0"/><text:a xlink:type="simple" xlink:href="https://en.wikipedia.org/wiki/Lauren_James#cite_note-manutd_20191216-11" text:style-name="Internet_20_link" text:visited-style-name="Visited_20_Internet_20_Link">[11]</text:a> At the end of the <text:a xlink:type="simple" xlink:href="https://en.wikipedia.org/wiki/2019–20_Manchester_United_W.F.C._season" text:style-name="Internet_20_link" text:visited-style-name="Visited_20_Internet_20_Link">2019–20 season</text:a>, James finished as United's top scorer and was named to the four player shortlist for <text:a xlink:type="simple" xlink:href="https://en.wikipedia.org/wiki/PFA_Women%27s_Young_Player_of_the_Year" text:style-name="Internet_20_link" text:visited-style-name="Visited_20_Internet_20_Link">PFA Women's Young Player of the Year</text:a>.<text:bookmark text:name="cite_ref-skysports_12063299_12-0"/><text:a xlink:type="simple" xlink:href="https://en.wikipedia.org/wiki/Lauren_James#cite_note-skysports_12063299-12" text:style-name="Internet_20_link" text:visited-style-name="Visited_20_Internet_20_Link">[12]</text:a> </text:p>
      <text:p text:style-name="Text_20_body">On 27 March 2021, James opened the scoring in a 2–0 league victory over <text:a xlink:type="simple" xlink:href="https://en.wikipedia.org/wiki/West_Ham_United_F.C._Women" text:style-name="Internet_20_link" text:visited-style-name="Visited_20_Internet_20_Link">West Ham United</text:a>. The match was the first FA WSL match to be played at <text:a xlink:type="simple" xlink:href="https://en.wikipedia.org/wiki/Old_Trafford" text:style-name="Internet_20_link" text:visited-style-name="Visited_20_Internet_20_Link">Old Trafford</text:a>.<text:bookmark text:name="cite_ref-bbc_56465997_13-0"/><text:a xlink:type="simple" xlink:href="https://en.wikipedia.org/wiki/Lauren_James#cite_note-bbc_56465997-13" text:style-name="Internet_20_link" text:visited-style-name="Visited_20_Internet_20_Link">[13]</text:a> </text:p>
      <text:h text:style-name="Heading_20_3" text:outline-level="3"><text:bookmark text:name="Chelsea"/>Chelsea</text:h>
      <text:p text:style-name="Text_20_body">On 23 July 2021, James signed a four-year contract with <text:a xlink:type="simple" xlink:href="https://en.wikipedia.org/wiki/Chelsea_F.C._Women" text:style-name="Internet_20_link" text:visited-style-name="Visited_20_Internet_20_Link">Chelsea</text:a>.<text:bookmark text:name="cite_ref-chelsea_1-1"/><text:a xlink:type="simple" xlink:href="https://en.wikipedia.org/wiki/Lauren_James#cite_note-chelsea-1" text:style-name="Internet_20_link" text:visited-style-name="Visited_20_Internet_20_Link">[1]</text:a> She scored her first goal for the club in a 9-0 away win against <text:a xlink:type="simple" xlink:href="https://en.wikipedia.org/wiki/Leicester_City_W.F.C." text:style-name="Internet_20_link" text:visited-style-name="Visited_20_Internet_20_Link">Leicester City</text:a> on 27 March 2022. In her second season at Chelsea James made 33 appearances in all competitions, scoring 8 goals, including 5 in the WSL.<text:bookmark text:name="cite_ref-14"/><text:a xlink:type="simple" xlink:href="https://en.wikipedia.org/wiki/Lauren_James#cite_note-14" text:style-name="Internet_20_link" text:visited-style-name="Visited_20_Internet_20_Link">[14]</text:a> Her performances in the <text:a xlink:type="simple" xlink:href="https://en.wikipedia.org/wiki/2022–23_Women%27s_Super_League" text:style-name="Internet_20_link" text:visited-style-name="Visited_20_Internet_20_Link">2022/23 season</text:a> won her the Young Player Of The Year Award at the Women's Football Awards.<text:bookmark text:name="cite_ref-15"/><text:a xlink:type="simple" xlink:href="https://en.wikipedia.org/wiki/Lauren_James#cite_note-15" text:style-name="Internet_20_link" text:visited-style-name="Visited_20_Internet_20_Link">[15]</text:a> In June 2023 it was announced that James had signed a contract to remain at Chelsea until 2027.<text:bookmark text:name="cite_ref-16"/><text:a xlink:type="simple" xlink:href="https://en.wikipedia.org/wiki/Lauren_James#cite_note-16" text:style-name="Internet_20_link" text:visited-style-name="Visited_20_Internet_20_Link">[16]</text:a>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9:30:55.412425254</meta:creation-date>
    <dc:date>2023-06-16T09:31:31.639536466</dc:date>
    <meta:editing-duration>PT36S</meta:editing-duration>
    <meta:editing-cycles>1</meta:editing-cycles>
    <meta:document-statistic meta:table-count="0" meta:image-count="0" meta:object-count="0" meta:page-count="1" meta:paragraph-count="8" meta:word-count="409" meta:character-count="2330" meta:non-whitespace-character-count="1934"/>
    <meta:generator>LibreOffice/7.3.7.2$Linux_X86_64 LibreOffice_project/30$Build-2</meta:generator>
  </office:meta>
</office:document-meta>
</file>